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4B000001851EBE83DDEE509592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6.92cm" svg:x="0.023cm" svg:y="0.252cm">
          <draw:image xlink:href="Pictures/100002010000034B000001851EBE83DDEE50959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08-18T15:46:18.149376460</dc:date>
    <meta:editing-duration>PT2M22S</meta:editing-duration>
    <meta:editing-cycles>3</meta:editing-cycles>
    <meta:generator>LibreOffice/7.1.4.2$MacOSX_X86_64 LibreOffice_project/a529a4fab45b75fefc5b6226684193eb000654f6</meta:generator>
    <meta:document-statistic meta:object-count="1"/>
  </office:meta>
</office:document-meta>
</file>